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f5d" officeooo:paragraph-rsid="001baf5d"/>
    </style:style>
    <style:style style:name="P2" style:family="paragraph" style:parent-style-name="Standard">
      <style:text-properties officeooo:rsid="001d2d50"/>
    </style:style>
    <style:style style:name="P3" style:family="paragraph" style:parent-style-name="Standard">
      <style:text-properties officeooo:rsid="001d2d50" officeooo:paragraph-rsid="001d2d50"/>
    </style:style>
    <style:style style:name="P4" style:family="paragraph" style:parent-style-name="Standard">
      <style:text-properties officeooo:rsid="001e7cff" officeooo:paragraph-rsid="001e7c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72- Software Engineering Vocabulary</text:p>
      <text:p text:style-name="Standard"/>
      <text:p text:style-name="Standard"> Fault: a static flaw in a program</text:p>
      <text:p text:style-name="Standard">• What we usually think of as “a bug”</text:p>
      <text:p text:style-name="Standard"> Error: a bad program state that results</text:p>
      <text:p text:style-name="Standard">from a fault</text:p>
      <text:p text:style-name="Standard">• Not every fault always produces an error</text:p>
      <text:p text:style-name="Standard"> Failure: an observable incorrect behavior</text:p>
      <text:p text:style-name="Standard">of a program as a result of an error</text:p>
      <text:p text:style-name="Standard">•Not every error ever becomes visible</text:p>
      <text:p text:style-name="Standard"/>
      <text:p text:style-name="P3">RIP</text:p>
      <text:p text:style-name="Standard"> Reachability: the test much actually reach</text:p>
      <text:p text:style-name="Standard">and execute the location of the fault</text:p>
      <text:p text:style-name="Standard"> Infection: the fault must actually corrupt</text:p>
      <text:p text:style-name="Standard">the program state (produce an error)</text:p>
      <text:p text:style-name="Standard"> Propagation: the error must persist and</text:p>
      <text:p text:style-name="Standard">cause an incorrect output – a failure</text:p>
      <text:p text:style-name="P2"/>
      <text:p text:style-name="P2"/>
      <text:p text:style-name="P4">Using gcov to Collect Coverage</text:p>
      <text:p text:style-name="P4"> GCC comes with a tool for collecting and</text:p>
      <text:p text:style-name="P4">analyzing coverage, called gcov</text:p>
      <text:p text:style-name="P4"> Compile with some additional items:</text:p>
      <text:p text:style-name="P4">•</text:p>
      <text:p text:style-name="P4">-ftest-coverage -fprofile-arcs</text:p>
      <text:p text:style-name="P4"> When the executable runs, it will produce files</text:p>
      <text:p text:style-name="P4">(gcda files) that record how often each line r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5:04:11.795344170</meta:creation-date>
    <dc:date>2019-01-27T10:16:12.205474159</dc:date>
    <meta:editing-duration>PT18H21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47" meta:character-count="831" meta:non-whitespace-character-count="707"/>
  </office:meta>
</office:document-meta>
</file>